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Black" svg:font-family="'Arial Bl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officeooo:paragraph-rsid="00032275" style:letter-kerning="true" style:font-size-asian="12pt" style:font-style-asian="normal" style:font-weight-asian="normal" style:font-size-complex="12pt" style:text-emphasize="none"/>
    </style:style>
    <style:style style:name="P4"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officeooo:paragraph-rsid="000abb78" style:letter-kerning="true" style:font-size-asian="12pt" style:font-style-asian="normal" style:font-weight-asian="normal" style:font-size-complex="12pt" style:text-emphasize="none"/>
    </style:style>
    <style:style style:name="P5"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6"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441c9" officeooo:paragraph-rsid="000628fd" style:font-size-asian="12pt" style:font-size-complex="12pt"/>
    </style:style>
    <style:style style:name="P7"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7cf2f" officeooo:paragraph-rsid="0007cf2f" style:font-size-asian="12pt" style:font-size-complex="12pt"/>
    </style:style>
    <style:style style:name="P8"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7cf2f" officeooo:paragraph-rsid="0008ee07" style:font-size-asian="12pt" style:font-size-complex="12pt"/>
    </style:style>
    <style:style style:name="P9"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b1e5a" officeooo:paragraph-rsid="000c9568" style:font-size-asian="12pt" style:font-size-complex="12pt"/>
    </style:style>
    <style:style style:name="P10"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c9568" officeooo:paragraph-rsid="000c9568" style:font-size-asian="12pt" style:font-size-complex="12pt"/>
    </style:style>
    <style:style style:name="P11" style:family="paragraph" style:parent-style-name="Text_20_body" style:list-style-name="L1">
      <style:text-properties officeooo:rsid="00032275" officeooo:paragraph-rsid="00032275"/>
    </style:style>
    <style:style style:name="P12" style:family="paragraph" style:parent-style-name="Text_20_body" style:list-style-name="L1">
      <style:text-properties officeooo:rsid="000dbe71" officeooo:paragraph-rsid="000dbe71"/>
    </style:style>
    <style:style style:name="P13" style:family="paragraph" style:parent-style-name="Text_20_body" style:list-style-name="L1">
      <style:text-properties officeooo:rsid="000f3a29" officeooo:paragraph-rsid="000f3a29"/>
    </style:style>
    <style:style style:name="P14" style:family="paragraph" style:parent-style-name="Text_20_body" style:list-style-name="L1">
      <style:paragraph-properties fo:break-before="page"/>
      <style:text-properties officeooo:rsid="00032275" officeooo:paragraph-rsid="00032275"/>
    </style:style>
    <style:style style:name="P15"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style:letter-kerning="true" style:font-size-asian="12pt" style:font-style-asian="normal" style:font-weight-asian="bold" style:font-size-complex="12pt" style:text-emphasize="none"/>
    </style:style>
    <style:style style:name="P16"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32275" officeooo:paragraph-rsid="00032275" style:letter-kerning="true" style:font-size-asian="12pt" style:font-style-asian="normal" style:font-weight-asian="bold" style:font-size-complex="12pt" style:text-emphasize="none"/>
    </style:style>
    <style:style style:name="P17"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40774" officeooo:paragraph-rsid="00040774" style:letter-kerning="true" style:font-size-asian="12pt" style:font-style-asian="normal" style:font-weight-asian="bold" style:font-size-complex="12pt" style:text-emphasize="none"/>
    </style:style>
    <style:style style:name="P18"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40774" officeooo:paragraph-rsid="000abb78" style:letter-kerning="true" style:font-size-asian="12pt" style:font-style-asian="normal" style:font-weight-asian="bold" style:font-size-complex="12pt" style:text-emphasize="none"/>
    </style:style>
    <style:style style:name="P19"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abb78" officeooo:paragraph-rsid="000abb78" style:letter-kerning="true" style:font-size-asian="12pt" style:font-style-asian="normal" style:font-weight-asian="bold" style:font-size-complex="12pt" style:text-emphasize="none"/>
    </style:style>
    <style:style style:name="P20" style:family="paragraph" style:parent-style-name="HY-Posteripohja_7e_LT_7e_Gliederung_20_1">
      <style:paragraph-properties fo:margin-left="0.6689in" fo:margin-right="0in" fo:margin-top="0.189in" fo:margin-bottom="0in" loext:contextual-spacing="false" style:line-height-at-least="0.139in" fo:text-indent="0in" style:auto-text-indent="false" fo:break-before="pag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32275" officeooo:paragraph-rsid="00032275" style:letter-kerning="true" style:font-size-asian="12pt" style:font-style-asian="normal" style:font-weight-asian="bold" style:font-size-complex="12pt" style:text-emphasize="none"/>
    </style:style>
    <style:style style:name="P21"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2"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paragraph-rsid="00032275" style:letter-kerning="true" style:font-size-asian="12pt" style:font-style-asian="normal" style:font-weight-asian="normal" style:font-size-complex="12pt" style:text-emphasize="none"/>
    </style:style>
    <style:style style:name="P23"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abb78" officeooo:paragraph-rsid="000abb78" style:letter-kerning="true" style:font-size-asian="12pt" style:font-style-asian="normal" style:font-weight-asian="normal" style:font-size-complex="12pt" style:text-emphasize="none"/>
    </style:style>
    <style:style style:name="P24"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b1e5a" style:letter-kerning="true" style:font-size-asian="12pt" style:font-style-asian="normal" style:font-weight-asian="normal" style:font-size-complex="12pt" style:text-emphasize="none"/>
    </style:style>
    <style:style style:name="P25"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c9568" style:letter-kerning="true" style:font-size-asian="12pt" style:font-style-asian="normal" style:font-weight-asian="normal" style:font-size-complex="12pt" style:text-emphasize="none"/>
    </style:style>
    <style:style style:name="P26"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officeooo:paragraph-rsid="000c9568" style:letter-kerning="true" style:font-size-asian="12pt" style:font-style-asian="normal" style:font-weight-asian="normal" style:font-size-complex="12pt" style:text-emphasize="none"/>
    </style:style>
    <style:style style:name="P27"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32275" officeooo:paragraph-rsid="000abb78" style:letter-kerning="true" style:font-size-asian="12pt" style:font-style-asian="normal" style:font-weight-asian="normal" style:font-size-complex="12pt" style:text-emphasize="none"/>
    </style:style>
    <style:style style:name="P28"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dbe71" officeooo:paragraph-rsid="000dbe71" style:letter-kerning="true" style:font-size-asian="12pt" style:font-style-asian="normal" style:font-weight-asian="normal" style:font-size-complex="12pt" style:text-emphasize="none"/>
    </style:style>
    <style:style style:name="P29"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f3a29" officeooo:paragraph-rsid="000f3a29" style:letter-kerning="true" style:font-size-asian="12pt" style:font-style-asian="normal" style:font-weight-asian="normal" style:font-size-complex="12pt" style:text-emphasize="none"/>
    </style:style>
    <style:style style:name="P30" style:family="paragraph" style:parent-style-name="HY-Posteripohja_7e_LT_7e_Gliederung_20_1">
      <style:paragraph-properties fo:margin-left="0.6689in" fo:margin-right="0in" fo:margin-top="0.078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Arial Black"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1" style:family="paragraph" style:parent-style-name="HY-Posteripohja_7e_LT_7e_Gliederung_20_1" style:list-style-name="L2">
      <style:paragraph-properties fo:margin-top="0.0945in" fo:margin-bottom="0in" loext:contextual-spacing="false" style:line-height-at-least="0.139in">
        <style:tab-stops>
          <style:tab-stop style:position="0in"/>
        </style:tab-stops>
      </style:paragraph-properties>
      <style:text-properties fo:font-size="12pt" officeooo:rsid="000abb78" officeooo:paragraph-rsid="000abb78" style:font-size-asian="12pt" style:font-size-complex="12pt"/>
    </style:style>
    <style:style style:name="P32" style:family="paragraph" style:parent-style-name="HY-Posteripohja_7e_LT_7e_Gliederung_20_1" style:list-style-name="L2">
      <style:paragraph-properties fo:margin-top="0.0945in" fo:margin-bottom="0in" loext:contextual-spacing="false" style:line-height-at-least="0.139in">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b1e5a" style:letter-kerning="true" style:font-size-asian="12pt" style:font-style-asian="normal" style:font-weight-asian="normal" style:font-size-complex="12pt" style:text-emphasize="none"/>
    </style:style>
    <style:style style:name="P33" style:family="paragraph" style:parent-style-name="HY-Posteripohja_7e_LT_7e_Gliederung_20_1" style:list-style-name="L2">
      <style:paragraph-properties fo:margin-top="0.0945in" fo:margin-bottom="0in" loext:contextual-spacing="false" style:line-height-at-least="0.139in">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abb78" officeooo:paragraph-rsid="000abb78" style:letter-kerning="true" style:font-size-asian="12pt" style:font-style-asian="normal" style:font-weight-asian="normal" style:font-size-complex="12pt" style:text-emphasize="none"/>
    </style:style>
    <style:style style:name="P34" style:family="paragraph" style:parent-style-name="Standard">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18fcd" officeooo:paragraph-rsid="000abb78" style:letter-kerning="true" style:font-size-asian="12pt" style:font-style-asian="normal" style:font-weight-asian="normal" style:font-size-complex="12pt" style:text-emphasize="none"/>
    </style:style>
    <style:style style:name="T1" style:family="text">
      <style:text-properties fo:color="#000000" style:text-outline="false" style:text-line-through-style="none" style:text-line-through-type="none" style:font-name="Georgia"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Georgia" fo:letter-spacing="normal" fo:font-style="normal" fo:text-shadow="none" style:text-underline-style="none" fo:font-weight="normal" officeooo:rsid="0005044c" style:letter-kerning="true" style:font-style-asian="normal" style:font-weight-asian="normal" style:text-emphasize="none"/>
    </style:style>
    <style:style style:name="T3" style:family="text">
      <style:text-properties fo:color="#000000" style:text-outline="false" style:text-line-through-style="none" style:text-line-through-type="none" style:font-name="Georgia" fo:letter-spacing="normal" fo:font-style="normal" fo:text-shadow="none" style:text-underline-style="none" fo:font-weight="normal" officeooo:rsid="000628fd" style:letter-kerning="true" style:font-style-asian="normal" style:font-weight-asian="normal" style:text-emphasize="none"/>
    </style:style>
    <style:style style:name="T4" style:family="text">
      <style:text-properties fo:color="#000000" style:text-outline="false" style:text-line-through-style="none" style:text-line-through-type="none" style:font-name="Georgia" fo:letter-spacing="normal" fo:font-style="normal" fo:text-shadow="none" style:text-underline-style="none" fo:font-weight="normal" officeooo:rsid="0008ee07" style:letter-kerning="true" style:font-style-asian="normal" style:font-weight-asian="normal" style:text-emphasize="none"/>
    </style:style>
    <style:style style:name="T5" style:family="text">
      <style:text-properties fo:color="#000000" style:text-outline="false" style:text-line-through-style="none" style:text-line-through-type="none" style:font-name="Georgia" fo:letter-spacing="normal" fo:font-style="normal" fo:text-shadow="none" style:text-underline-style="none" fo:font-weight="normal" officeooo:rsid="000abb78" style:letter-kerning="true" style:font-style-asian="normal" style:font-weight-asian="normal" style:text-emphasize="none"/>
    </style:style>
    <style:style style:name="T6" style:family="text">
      <style:text-properties fo:color="#000000" style:text-outline="false" style:text-line-through-style="none" style:text-line-through-type="none" style:font-name="Georgia" fo:letter-spacing="normal" fo:font-style="normal" fo:text-shadow="none" style:text-underline-style="none" fo:font-weight="normal" officeooo:rsid="000c9568" style:letter-kerning="true" style:font-style-asian="normal" style:font-weight-asian="normal" style:text-emphasize="none"/>
    </style:style>
    <style:style style:name="T7" style:family="text">
      <style:text-properties officeooo:rsid="000dbe71"/>
    </style:style>
    <style:style style:name="T8" style:family="text">
      <style:text-properties officeooo:rsid="0010aa4f"/>
    </style:style>
    <text:list-style style:name="L1">
      <text:list-level-style-bullet text:level="1" text:style-name="Bullet_20_Symbols" text:bullet-char="•">
        <style:list-level-properties text:list-level-position-and-space-mode="label-alignment">
          <style:list-level-label-alignment text:label-followed-by="listtab" text:list-tab-stop-position="1.1689in" fo:text-indent="-0.25in" fo:margin-left="1.1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189in" fo:text-indent="-0.25in" fo:margin-left="1.4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689in" fo:text-indent="-0.25in" fo:margin-left="1.6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189in" fo:text-indent="-0.25in" fo:margin-left="1.9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689in" fo:text-indent="-0.25in" fo:margin-left="2.1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189in" fo:text-indent="-0.25in" fo:margin-left="2.4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689in" fo:text-indent="-0.25in" fo:margin-left="2.6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189in" fo:text-indent="-0.25in" fo:margin-left="2.9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689in" fo:text-indent="-0.25in" fo:margin-left="3.1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189in" fo:text-indent="-0.25in" fo:margin-left="3.4189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1689in" fo:text-indent="-0.25in" fo:margin-left="1.1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189in" fo:text-indent="-0.25in" fo:margin-left="1.41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689in" fo:text-indent="-0.25in" fo:margin-left="1.66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189in" fo:text-indent="-0.25in" fo:margin-left="1.91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689in" fo:text-indent="-0.25in" fo:margin-left="2.16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189in" fo:text-indent="-0.25in" fo:margin-left="2.41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689in" fo:text-indent="-0.25in" fo:margin-left="2.668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189in" fo:text-indent="-0.25in" fo:margin-left="2.91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689in" fo:text-indent="-0.25in" fo:margin-left="3.168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189in" fo:text-indent="-0.25in" fo:margin-left="3.418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VERSAALI OTSIKOT 68PT</text:p>
      <text:p text:style-name="P21">Leipäteksti on Georgiaa koko on 34pt. Offoctivo immor iat oly, hawrgasi pwicos asi sirucor. Thas sirutciun applios tyu thuso itoms ghuso pwicos gosi sirucor in mixent gosi sirucor ic mixent ples cak ontisi sowios uf Zerm hawr rwivos. </text:p>
      <text:p text:style-name="P2"/>
      <text:p text:style-name="P15">OTSIKOT TIEDEKUNNAN VÄRILLÄ</text:p>
      <text:p text:style-name="P21">Leipäteksti on Georgiaa koko on 34pt. trenzur sala ent dusgrubuguon. Offoctivo immor iat oly, hawrgasi pwicos asi sirucor. Thas sirutciun applios tyu thuso itoms ghuso pwicos gosi sirucor in mixent gosi sirucor ic mixent ples cak ontisi sowios uf Zerm hawr rwivos.</text:p>
      <text:p text:style-name="P21">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text:p>
      <text:p text:style-name="P2"/>
      <text:p text:style-name="P30">Kuvalle kannattaa jättää aina hieman tilaa alle sekä ylle. Kuva tekstit kannattaa kirjoittaa arialilla 28pt.</text:p>
      <text:p text:style-name="P21">y op quiel geg ba solaly rasponsubla rof trenzur sala ent dusgrubuguon. Offoctivo immor iat. Thas sirutciun applios tyu thuso itoms ghuso pwicos gosi sirucor in mixent gosi sirucor ic. cak ontisi sowios uf Zerm hawr rwivos.</text:p>
      <text:p text:style-name="P15">TIIVISTÄ OTSIKOIDEN KIRJAINVÄLIT!</text:p>
      <text:p text:style-name="P21">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text:p>
      <text:p text:style-name="P2"/>
      <text:p text:style-name="P30">Kuvalle kannattaa jättää aina hieman tilaa alle sekä ylle. Kuva tekstit kannattaa kirjoittaa arialilla 28pt.</text:p>
      <text:p text:style-name="P21">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p>
      <text:p text:style-name="P5"><text:span text:style-name="T1">yop quiel geg ba solaly rasponsubla rof trenzur sala ent dusgrubuguon. Offoctivo immor iat oly, hawrgasi pwicos asi sirucor. </text:span><text:soft-page-break/><text:span text:style-name="T1">Thas sirutciun applios tyu thuso itoms ghuso pwicos gosi sirucor in mixent gosi sirucor ic mixent ples cak ontisi sowios uf Zerm hawr rwivos.</text:span></text:p>
      <text:p text:style-name="P21">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Thas sirutciun applios tyu thuso itoms ghuso pwicos gosi sirucor in mixent gosi sirucor ic mixent ples cak ontisi sowios uf Zerm hawr rwivos. </text:p>
      <text:p text:style-name="P21">Thas sirutciun applios tyu thuso itoms ghuso pwicos gosi sirucor in mixent gosi sirucor ic mixent ples cak ontisi sowios uf Zerm hawr rwivos.</text:p>
      <text:p text:style-name="P21"> </text:p>
      <text:p text:style-name="P15">SUOSI LYHYEMPIÄ OTSIKOITA</text:p>
      <text:p text:style-name="P21">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p>
      <text:p text:style-name="P21">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p>
      <text:p text:style-name="P2"/>
      <text:p text:style-name="P15">OTSIKOT 68PT</text:p>
      <text:p text:style-name="P21">Leipäteksti on Georgiaa koko on 34pt.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text:p>
      <text:p text:style-name="P1"/>
      <text:list xml:id="list195435745" text:style-name="L1">
        <text:list-item>
          <text:p text:style-name="P14">Go through these topics:</text:p>
          <text:list>
            <text:list-item>
              <text:p text:style-name="P11">What is Alloy?</text:p>
            </text:list-item>
            <text:list-item>
              <text:p text:style-name="P11">What is the AB protocol?</text:p>
            </text:list-item>
            <text:list-item>
              <text:p text:style-name="P11">How did I model ABP in Alloy?</text:p>
              <text:list>
                <text:list-item>
                  <text:p text:style-name="P11">Include some code snippets</text:p>
                </text:list-item>
              </text:list>
            </text:list-item>
            <text:list-item>
              <text:p text:style-name="P11">What did I check/verify?</text:p>
              <text:list>
                <text:list-item>
                  <text:p text:style-name="P12">Guaranteed eventual, in-order delivery over reliable channel.</text:p>
                </text:list-item>
                <text:list-item>
                  <text:p text:style-name="P13">Guaranteed eventual, in-order delivery over a channel that loses/duplicates packets.</text:p>
                </text:list-item>
                <text:list-item>
                  <text:p text:style-name="P13">Failure of the protocol over a channel that might reorder packets.</text:p>
                </text:list-item>
                <text:list-item>
                  <text:p text:style-name="P13">(Guaranteed eventual, in-order delivery over a channel that loses, duplicates and corrupts packets)</text:p>
                </text:list-item>
                <text:list-item>
                  <text:p text:style-name="P13">(no deadlocks)</text:p>
                </text:list-item>
                <text:list-item>
                  <text:p text:style-name="P13">(no livelocks)</text:p>
                </text:list-item>
              </text:list>
            </text:list-item>
            <text:list-item>
              <text:p text:style-name="P11">How was the experience?</text:p>
            </text:list-item>
          </text:list>
        </text:list-item>
        <text:list-item>
          <text:p text:style-name="P11">Remember to include references</text:p>
        </text:list-item>
      </text:list>
      <text:p text:style-name="P20">What is Alloy?</text:p>
      <text:p text:style-name="P6"><text:span text:style-name="T1">According to its creator, Alloy is a lightweight formal methods tool. </text:span><text:span text:style-name="T3">More specifically, it is a tool used to model and analyze, e.g. software systems and designs. Being “lightweight” means that </text:span><text:span text:style-name="T1">unlike more traditional </text:span><text:span text:style-name="T2">tools such as theorem provers, it does not require </text:span><text:span text:style-name="T3">extensive</text:span><text:span text:style-name="T2"> background </text:span><text:span text:style-name="T3">knowledge</text:span><text:span text:style-name="T2"> to use </text:span><text:span text:style-name="T3">productively</text:span><text:span text:style-name="T2">. </text:span></text:p>
      <text:p text:style-name="P7"><text:span text:style-name="T2">A</text:span><text:span text:style-name="T1">lloy consists of a modeling language based on </text:span><text:span text:style-name="T4">first-order </text:span><text:span text:style-name="T1">relational logic, and an associated analyzer. </text:span><text:span text:style-name="T4">The analysis is based on translating the constraints into a propositional formula, and using an off-the-shelf SAT solver. </text:span><text:span text:style-name="T1">Alloy is open-source and licensed under Apache License 2.0.</text:span></text:p>
      <text:p text:style-name="P8"><text:span text:style-name="T4">The tool has found use in many applications such as </text:span><text:span text:style-name="T5">the verification, validation and modeling of networking protocols, software architectures, security policies, as well as automated testing and requirements analysis </text:span><text:span text:style-name="T4">. </text:span><text:span text:style-name="T5">An interested reader should check the tool’s website [TODO: add ref] for a list of projects and papers using Alloy.</text:span></text:p>
      <text:p text:style-name="P3"/>
      <text:p text:style-name="P16">What is ABP?</text:p>
      <text:p text:style-name="P23">The Alternating Bit Protocol (ABP) is a communication protocol that provides reliable data transfer over an unreliable communication channel. ABP guarantees eventual, in-order delivery of sent packets over a channel that can lose, corrupt or duplicate packets. It cannot, however, provide these guarantees if the channel might re-order packets.</text:p>
      <text:p text:style-name="P24">The processes in the sending and receiving sides of the channel run simple programs formalized as finite automata. <text:span text:style-name="T7">Adding checksums and dropping corrupted packets takes care of the channel corrupting the packets, whereas packet loss and duplication is handled using sequence numbers, timed retransmissions and receipt acknowledgements. </text:span></text:p>
      <text:p text:style-name="P24">[TODO: add pictures of state diagrams]</text:p>
      <text:p text:style-name="P28">The sender ignores any ACK packets with an unexpected sequence number, whereas the receiver resends the latest ACK messages in case it receives a packet with an unexpected sequence number.</text:p>
      <text:p text:style-name="P16">ModellingABP in Alloy?</text:p>
      <text:p text:style-name="P25">The protocol was modeled in Alloy by creating a datatype representing the overall global state of one process running the sender automaton, another one running the receiver automaton, and the communication link between the two.</text:p>
      <text:p text:style-name="P26">[TODO: add a code listing of the Timestep sig]</text:p>
      <text:p text:style-name="P9"><text:span text:style-name="T1">T</text:span><text:span text:style-name="T6">he state transitions of the processes as well as the fault modes of the channel were modeled using predicates of the form P_x(t_0, t_1), </text:span><text:soft-page-break/><text:span text:style-name="T6">where the predicate evaluates to TRUE if and only if t_1 is the global state after executing action x on state t_0. </text:span></text:p>
      <text:p text:style-name="P10"><text:span text:style-name="T6">[</text:span><text:span text:style-name="T1">TODO: add a code listing of some transition predicate]</text:span></text:p>
      <text:p text:style-name="P22"/>
      <text:p text:style-name="P17">What was verified or checked?</text:p>
      <text:p text:style-name="P29">First of all the model was validated by making sure that eventual in-order delivery of packets is guaranteed over a reliable channel. <text:span text:style-name="T8">No counterexample was found, but it is worth noting that the analyzer looks for counterexamples only up to a user-specified finite scope. Eventually as the scope is increased the analysis will require an unreasonable amount of time. However, it has been empirically observed that a significant amount of bugs give rise to small counterexamples.</text:span></text:p>
      <text:p text:style-name="P29"/>
      <text:p text:style-name="P29">Secondly, guaranteed in-order delivery of packets over a channel that may drop and duplicate packets was checked.</text:p>
      <text:p text:style-name="P4"/>
      <text:p text:style-name="P18">How was the experience?</text:p>
      <text:p text:style-name="P27">afhfh</text:p>
      <text:p text:style-name="P4"/>
      <text:p text:style-name="P19">References</text:p>
      <text:list xml:id="list937376864" text:style-name="L2">
        <text:list-item>
          <text:p text:style-name="P31"><text:a xlink:type="simple" xlink:href="http://alloytools.org/" text:style-name="Internet_20_link" text:visited-style-name="Visited_20_Internet_20_Link"><text:span text:style-name="T1">http://alloytools.org</text:span></text:a></text:p>
        </text:list-item>
        <text:list-item>
          <text:p text:style-name="P32">Reference(s) for ABP</text:p>
        </text:list-item>
        <text:list-item>
          <text:p text:style-name="P32"/>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Black" svg:font-family="'Arial Bl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Y-Posteripohja_7e_LT_7e_Gliederung_20_1" style:display-name="HY-Posteripohja~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name-asian="DejaVu Sans"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Gliederung_20_2" style:display-name="HY-Posteripohja~LT~Gliederung 2" style:family="paragraph" style:parent-style-name="HY-Posteripohja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size-asian="34pt" style:font-style-asian="normal" style:font-weight-asian="normal" style:text-emphasize="none"/>
    </style:style>
    <style:style style:name="HY-Posteripohja_7e_LT_7e_Gliederung_20_3" style:display-name="HY-Posteripohja~LT~Gliederung 3" style:family="paragraph" style:parent-style-name="HY-Posteripohja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HY-Posteripohja_7e_LT_7e_Gliederung_20_4" style:display-name="HY-Posteripohja~LT~Gliederung 4" style:family="paragraph" style:parent-style-name="HY-Posteripohja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HY-Posteripohja_7e_LT_7e_Gliederung_20_5" style:display-name="HY-Posteripohja~LT~Gliederung 5" style:family="paragraph" style:parent-style-name="HY-Posteripohja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6" style:display-name="HY-Posteripohja~LT~Gliederung 6" style:family="paragraph" style:parent-style-name="HY-Posteripohja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7" style:display-name="HY-Posteripohja~LT~Gliederung 7" style:family="paragraph" style:parent-style-name="HY-Posteripohja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8" style:display-name="HY-Posteripohja~LT~Gliederung 8" style:family="paragraph" style:parent-style-name="HY-Posteripohja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9" style:display-name="HY-Posteripohja~LT~Gliederung 9" style:family="paragraph" style:parent-style-name="HY-Posteripohja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Titel" style:display-name="HY-Posteripohja~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82pt" fo:letter-spacing="normal" fo:font-style="normal" fo:text-shadow="none" style:text-underline-style="none" fo:font-weight="normal" style:letter-kerning="true" style:font-name-asian="DejaVu Sans" style:font-family-asian="'DejaVu Sans'" style:font-family-generic-asian="system" style:font-pitch-asian="variable" style:font-size-asian="82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Untertitel" style:display-name="HY-Posteripohj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Notizen" style:display-name="HY-Posteripohja~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Hintergrundobjekte" style:display-name="HY-Posteripohj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Y-Posteripohja_7e_LT_7e_Hintergrund" style:display-name="HY-Posteripohj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name-asian="DejaVu Sans"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size-asian="3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8:25:44.073731768</meta:creation-date>
    <dc:date>2019-05-21T11:02:38.201276674</dc:date>
    <meta:editing-duration>PT11M27S</meta:editing-duration>
    <meta:editing-cycles>3</meta:editing-cycles>
    <meta:generator>LibreOffice/6.0.7.3$Linux_X86_64 LibreOffice_project/00m0$Build-3</meta:generator>
    <meta:document-statistic meta:table-count="0" meta:image-count="0" meta:object-count="0" meta:page-count="5" meta:paragraph-count="57" meta:word-count="1334" meta:character-count="8431" meta:non-whitespace-character-count="7163"/>
  </office:meta>
</office:document-meta>
</file>